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a05" officeooo:paragraph-rsid="0000ba05"/>
    </style:style>
    <style:style style:name="P2" style:family="paragraph" style:parent-style-name="Standard">
      <style:text-properties fo:font-size="14pt" officeooo:rsid="0000ba05" officeooo:paragraph-rsid="0000ba05" style:font-size-asian="14pt" style:font-size-complex="14pt"/>
    </style:style>
    <style:style style:name="P3" style:family="paragraph" style:parent-style-name="Standard">
      <style:text-properties fo:font-size="14pt" fo:font-weight="bold" officeooo:rsid="0000ba05" officeooo:paragraph-rsid="0000ba05" style:font-size-asian="14pt" style:font-weight-asian="bold" style:font-size-complex="14pt" style:font-weight-complex="bold"/>
    </style:style>
    <style:style style:name="P4" style:family="paragraph" style:parent-style-name="Standard">
      <style:text-properties fo:font-weight="bold" officeooo:rsid="0000ba05" officeooo:paragraph-rsid="0000ba05" style:font-weight-asian="bold" style:font-weight-complex="bold"/>
    </style:style>
    <style:style style:name="P5" style:family="paragraph" style:parent-style-name="Standard">
      <style:text-properties fo:font-weight="bold" officeooo:rsid="0001cd4a" officeooo:paragraph-rsid="0001d63c" style:font-weight-asian="bold" style:font-weight-complex="bold"/>
    </style:style>
    <style:style style:name="P6" style:family="paragraph" style:parent-style-name="Standard">
      <style:text-properties fo:font-weight="bold" officeooo:rsid="00098d82" officeooo:paragraph-rsid="00098d82" style:font-weight-asian="bold" style:font-weight-complex="bold"/>
    </style:style>
    <style:style style:name="P7" style:family="paragraph" style:parent-style-name="Standard" style:list-style-name="L1">
      <style:text-properties fo:font-weight="bold" officeooo:rsid="00098d82" officeooo:paragraph-rsid="00098d82" style:font-weight-asian="bold" style:font-weight-complex="bold"/>
    </style:style>
    <style:style style:name="P8" style:family="paragraph" style:parent-style-name="Standard">
      <style:text-properties fo:font-weight="bold" officeooo:rsid="000d59c8" officeooo:paragraph-rsid="000d59c8" style:font-weight-asian="bold" style:font-weight-complex="bold"/>
    </style:style>
    <style:style style:name="P9" style:family="paragraph" style:parent-style-name="Standard" style:list-style-name="L1">
      <style:text-properties fo:font-weight="bold" officeooo:rsid="000d59c8" officeooo:paragraph-rsid="0010d4b9" style:font-weight-asian="bold" style:font-weight-complex="bold"/>
    </style:style>
    <style:style style:name="P10" style:family="paragraph" style:parent-style-name="Standard">
      <style:text-properties officeooo:rsid="0001cd4a" officeooo:paragraph-rsid="0001cd4a"/>
    </style:style>
    <style:style style:name="P11" style:family="paragraph" style:parent-style-name="Standard">
      <style:text-properties officeooo:rsid="0001cd4a" officeooo:paragraph-rsid="0001d63c"/>
    </style:style>
    <style:style style:name="P12" style:family="paragraph" style:parent-style-name="Standard">
      <style:text-properties officeooo:rsid="0001cd4a" officeooo:paragraph-rsid="0006bea6"/>
    </style:style>
    <style:style style:name="P13" style:family="paragraph" style:parent-style-name="Standard">
      <style:text-properties officeooo:rsid="00088ec4" officeooo:paragraph-rsid="00088ec4"/>
    </style:style>
    <style:style style:name="P14" style:family="paragraph" style:parent-style-name="Standard">
      <style:text-properties officeooo:rsid="00096d19" officeooo:paragraph-rsid="00096d19"/>
    </style:style>
    <style:style style:name="P15" style:family="paragraph" style:parent-style-name="Standard">
      <style:text-properties fo:font-weight="normal" officeooo:rsid="00098d82" officeooo:paragraph-rsid="00098d82" style:font-weight-asian="normal" style:font-weight-complex="normal"/>
    </style:style>
    <style:style style:name="P16" style:family="paragraph" style:parent-style-name="Standard" style:list-style-name="L1">
      <style:text-properties fo:font-weight="normal" officeooo:rsid="00098d82" officeooo:paragraph-rsid="00098d82" style:font-weight-asian="normal" style:font-weight-complex="normal"/>
    </style:style>
    <style:style style:name="P17" style:family="paragraph" style:parent-style-name="Standard">
      <style:text-properties fo:font-weight="normal" officeooo:rsid="000d59c8" officeooo:paragraph-rsid="000d59c8" style:font-weight-asian="normal" style:font-weight-complex="normal"/>
    </style:style>
    <style:style style:name="P18" style:family="paragraph" style:parent-style-name="Standard" style:list-style-name="L1">
      <style:text-properties fo:font-weight="normal" officeooo:rsid="000d59c8" officeooo:paragraph-rsid="0010d4b9" style:font-weight-asian="normal" style:font-weight-complex="normal"/>
    </style:style>
    <style:style style:name="P19" style:family="paragraph" style:parent-style-name="Standard">
      <style:text-properties fo:font-weight="normal" officeooo:rsid="001af750" officeooo:paragraph-rsid="001af750" style:font-weight-asian="normal" style:font-weight-complex="normal"/>
    </style:style>
    <style:style style:name="T1" style:family="text">
      <style:text-properties fo:font-size="14pt" fo:font-weight="bold" officeooo:rsid="0000ba05" style:font-size-asian="14pt" style:font-weight-asian="bold" style:font-size-complex="14pt" style:font-weight-complex="bold"/>
    </style:style>
    <style:style style:name="T2" style:family="text">
      <style:text-properties officeooo:rsid="0006bea6"/>
    </style:style>
    <style:style style:name="T3" style:family="text">
      <style:text-properties fo:font-variant="normal" fo:text-transform="none" fo:color="#000000" style:font-name="Arial" fo:font-size="12pt" fo:letter-spacing="normal" fo:font-style="normal"/>
    </style:style>
    <style:style style:name="T4" style:family="text">
      <style:text-properties fo:font-variant="normal" fo:text-transform="none" fo:color="#000000" style:font-name="Arial" fo:font-size="12pt" fo:letter-spacing="normal" fo:font-style="normal" officeooo:rsid="00195452"/>
    </style:style>
    <style:style style:name="T5" style:family="text">
      <style:text-properties fo:font-variant="normal" fo:text-transform="none" fo:color="#000000" style:font-name="Arial" fo:font-size="12pt" fo:letter-spacing="normal" fo:font-style="normal" officeooo:rsid="001af750"/>
    </style:style>
    <style:style style:name="T6" style:family="text">
      <style:text-properties fo:font-variant="normal" fo:text-transform="none" fo:color="#000000" style:font-name="Arial" fo:font-size="12pt" fo:letter-spacing="normal" fo:font-style="normal" officeooo:rsid="001be5ca"/>
    </style:style>
    <style:style style:name="T7" style:family="text">
      <style:text-properties fo:font-variant="normal" fo:text-transform="none" fo:color="#000000" style:font-name="Arial" fo:font-size="12pt" fo:letter-spacing="normal" fo:font-style="normal" officeooo:rsid="001feaf3"/>
    </style:style>
    <style:style style:name="T8" style:family="text">
      <style:text-properties fo:font-variant="normal" fo:text-transform="none" fo:color="#000000" style:font-name="Arial" fo:font-size="12pt" fo:letter-spacing="normal" fo:font-style="normal" officeooo:rsid="002024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MongoDB</text:span></text:p>
      <text:p text:style-name="Standard"/>
      <text:p text:style-name="P2">Two ways of data modeling:</text:p>
      <text:p text:style-name="P2"/>
      <text:p text:style-name="P3">1) Embedded Data</text:p>
      <text:p text:style-name="P3">2) Using Refs</text:p>
      <text:p text:style-name="P2"/>
      <text:p text:style-name="P4">//Create New Database</text:p>
      <text:p text:style-name="P1"/>
      <text:p text:style-name="P1">use DatabaseName</text:p>
      <text:p text:style-name="P1">show dbs</text:p>
      <text:p text:style-name="P1"/>
      <text:p text:style-name="P4">//How to create Collections</text:p>
      <text:p text:style-name="P1"/>
      <text:p text:style-name="P1">db.createCollection(collectionName)</text:p>
      <text:p text:style-name="P1"/>
      <text:p text:style-name="P4">or you can directly insert a data into the collection and mongodb will automatically create the new collection initialized with the defined data</text:p>
      <text:p text:style-name="P1"/>
      <text:p text:style-name="P1">example:</text:p>
      <text:p text:style-name="P1"/>
      <text:p text:style-name="P1">db.People.insert(</text:p>
      <text:p text:style-name="P1">{</text:p>
      <text:p text:style-name="P1">“name”:”Umair”,</text:p>
      <text:p text:style-name="P1">“age”:20,</text:p>
      <text:p text:style-name="P1">“alive”:true,</text:p>
      <text:p text:style-name="P1">“hobbies”:[ “Video Games”, “Novels”],</text:p>
      <text:p text:style-name="P1">“languages”:{</text:p>
      <text:p text:style-name="P1"><text:tab/>“Urdu”:10,</text:p>
      <text:p text:style-name="P1"><text:tab/>“English”:7</text:p>
      <text:p text:style-name="P1"><text:tab/></text:p>
      <text:p text:style-name="P1"><text:tab/> <text:s/>}</text:p>
      <text:p text:style-name="P1">})</text:p>
      <text:p text:style-name="P4"/>
      <text:p text:style-name="P4">// Using the insert query you can add many documents in the collection and if we want to add only one document then we can use the `insertOne` command.</text:p>
      <text:p text:style-name="P1"/>
      <text:p text:style-name="P1">db.People.insertOne();</text:p>
      <text:p text:style-name="P1"/>
      <text:p text:style-name="P10">//other commands</text:p>
      <text:p text:style-name="P10">db.People.insertMany([]);</text:p>
      <text:p text:style-name="P10">db.People.insert()</text:p>
      <text:p text:style-name="P11">db.People.insert(</text:p>
      <text:p text:style-name="P11">{"name":"Shahzaib",</text:p>
      <text:p text:style-name="P11">"age":26,</text:p>
      <text:p text:style-name="P11">"alive":true,</text:p>
      <text:p text:style-name="P11">"hobbies":["Games","Novels"],</text:p>
      <text:p text:style-name="P11">"languages":{"english":7,"Urdu":9},</text:p>
      <text:p text:style-name="P11">"date":new ISODate()</text:p>
      <text:p text:style-name="P11">})</text:p>
      <text:p text:style-name="P11"/>
      <text:p text:style-name="P11"/>
      <text:p text:style-name="P5"><text:soft-page-break/></text:p>
      <text:p text:style-name="P5"/>
      <text:p text:style-name="P5">//<text:span text:style-name="T2">There is a strange behavior in the MongoDB that if you insert a int, it will actually insert it as double but if you search that inserted document as int, it will fetch the desired result. To make sure that you have entered the Integer in the data, you can use NumberInt()</text:span></text:p>
      <text:p text:style-name="P11"/>
      <text:p text:style-name="P12">db.People.insertMany([]);</text:p>
      <text:p text:style-name="P12">db.People.insert()</text:p>
      <text:p text:style-name="P12">db.People.insert(</text:p>
      <text:p text:style-name="P12">{"name":"<text:span text:style-name="T2">Ahmad Awan</text:span>",</text:p>
      <text:p text:style-name="P12">"age":<text:span text:style-name="T2">NumberInt(19)</text:span>,</text:p>
      <text:p text:style-name="P12">"alive":true,</text:p>
      <text:p text:style-name="P12">"hobbies":["Games","Novels"],</text:p>
      <text:p text:style-name="P12">"languages":{"english":7,"Urdu":9},</text:p>
      <text:p text:style-name="P12">"date":new ISODate()</text:p>
      <text:p text:style-name="P12">})</text:p>
      <text:p text:style-name="P11"/>
      <text:p text:style-name="P13">In MongoDb we have Aggregations to apply different filters on the data while fetching them.</text:p>
      <text:p text:style-name="P13">Some examples of the aggregations are :</text:p>
      <text:p text:style-name="P13"/>
      <text:p text:style-name="P13">$gt,</text:p>
      <text:p text:style-name="P13">$gte,</text:p>
      <text:p text:style-name="P13">$lt</text:p>
      <text:p text:style-name="P13">$lte,</text:p>
      <text:p text:style-name="P13">$and,</text:p>
      <text:p text:style-name="P13">$or,</text:p>
      <text:p text:style-name="P14">$not</text:p>
      <text:p text:style-name="P14"/>
      <text:p text:style-name="P6">e.g</text:p>
      <text:p text:style-name="P15">db.getCollection('People').find({"age":{$gte:NumberInt(22)},"name":"Umair"})</text:p>
      <text:p text:style-name="P15"/>
      <text:p text:style-name="P15"/>
      <text:p text:style-name="P6"/>
      <text:p text:style-name="P6"><text:span text:style-name="T3">MongoDB's update() and save() methods are used to update document into a collection. The update() method updates the values in the existing document while the save() method replaces the existing document with the document passed in save() method.</text:span></text:p>
      <text:p text:style-name="P6"><text:span text:style-name="T3"/></text:p>
      <text:list xml:id="list2326755467" text:style-name="L1">
        <text:list-item>
          <text:p text:style-name="P16"><text:span text:style-name="T3">db.getCollection('People').findOneAndUpdate({"name":"Umair"},{$set:{"name":"Umair Awan"}})</text:span></text:p>
          <text:p text:style-name="P7"><text:span text:style-name="T3"/></text:p>
        </text:list-item>
        <text:list-item>
          <text:p text:style-name="P16"><text:span text:style-name="T3">db.getCollection('People').update({"name":"Shahzaib"},{$set:{"name":"Shahzaib Awan"}},{multi:true})</text:span></text:p>
          <text:p text:style-name="P16"><text:span text:style-name="T3"/></text:p>
        </text:list-item>
        <text:list-item>
          <text:p text:style-name="P16"><text:span text:style-name="T3">db.getCollection('People').updateOne({"name":"Umair Awan"},{$set:{"name":"Umair"}})</text:span></text:p>
          <text:p text:style-name="P16"><text:span text:style-name="T3"/></text:p>
          <text:p text:style-name="P9"><text:span text:style-name="T3"/></text:p>
        </text:list-item>
        <text:list-item>
          <text:p text:style-name="P18"><text:span text:style-name="T3">db.getCollection('People').updateMany({"name":"Shahzaib Awan"},{$set:{"name":"Shahzaib"}})</text:span></text:p>
          <text:p text:style-name="P7"><text:span text:style-name="T3"/></text:p>
        </text:list-item>
      </text:list>
      <text:p text:style-name="P8"><text:span text:style-name="T3">//Major Difference between all the above methods is their return type.</text:span></text:p>
      <text:p text:style-name="P8"><text:span text:style-name="T3"/></text:p>
      <text:p text:style-name="P8"><text:soft-page-break/><text:span text:style-name="T3"/></text:p>
      <text:p text:style-name="P17"><text:span text:style-name="T3">db.getCollection('People').remove({"name":"Shahzaib"},{justOne:true})</text:span></text:p>
      <text:p text:style-name="P17"><text:span text:style-name="T3"/></text:p>
      <text:p text:style-name="P17"><text:span text:style-name="T3">db.getCollection('People').remove({"name":"Shahzaib"})</text:span></text:p>
      <text:p text:style-name="P17"><text:span text:style-name="T3"/></text:p>
      <text:p text:style-name="P17"><text:span text:style-name="T3"/></text:p>
      <text:p text:style-name="P17"><text:span text:style-name="T3">//</text:span><text:span text:style-name="T4">You can limit no of search results found and returned</text:span></text:p>
      <text:p text:style-name="P17"><text:span text:style-name="T4">db.getCollection('People').find({}).limit(5)</text:span></text:p>
      <text:p text:style-name="P17"><text:span text:style-name="T4"/></text:p>
      <text:p text:style-name="P17"><text:span text:style-name="T4">// </text:span><text:span text:style-name="T5">We can also skip the number of documents returned</text:span></text:p>
      <text:p text:style-name="P17"><text:span text:style-name="T5">db.getCollection('People').find({}).limit(3).skip(1)</text:span></text:p>
      <text:p text:style-name="P17"><text:span text:style-name="T5"/></text:p>
      <text:p text:style-name="P19"><text:span text:style-name="T3">This will return from 2 to 3 and will skip one</text:span></text:p>
      <text:p text:style-name="P19"><text:span text:style-name="T3"/></text:p>
      <text:p text:style-name="P19"><text:span text:style-name="T3">//</text:span><text:span text:style-name="T6">Sorting</text:span></text:p>
      <text:p text:style-name="P19"><text:span text:style-name="T6"/></text:p>
      <text:p text:style-name="P19"><text:span text:style-name="T6">db.getCollection('People').find({}).sort({"name":-1})</text:span></text:p>
      <text:p text:style-name="P19"><text:span text:style-name="T6"/></text:p>
      <text:p text:style-name="P19"><text:span text:style-name="T6"/></text:p>
      <text:p text:style-name="P19"><text:span text:style-name="T6"/></text:p>
      <text:p text:style-name="P19"><text:span text:style-name="T6">db.Products.update({name:"Umair"},{$set:{"hobbies.$[find]":'Updated'}},{ arrayFilters: [ <text:s/>{ "find": { $eq: 'Umair' } } ], multi: true})</text:span></text:p>
      <text:p text:style-name="P19"><text:span text:style-name="T6"/></text:p>
      <text:p text:style-name="P19"><text:span text:style-name="T6">db.Products.update({name:"Umair"},{$set:{'languages.urdu':560}})</text:span></text:p>
      <text:p text:style-name="P19"><text:span text:style-name="T6"/></text:p>
      <text:p text:style-name="P19"><text:span text:style-name="T6"/></text:p>
      <text:p text:style-name="P19"><text:span text:style-name="T6">//</text:span><text:span text:style-name="T7">FOR ARRAYS</text:span></text:p>
      <text:p text:style-name="P19"><text:span text:style-name="T7">db.Products.</text:span><text:span text:style-name="T8">find</text:span><text:span text:style-name="T7">({'hobbies':'Updated'})</text:span></text:p>
      <text:p text:style-name="P19"><text:span text:style-name="T7"/></text:p>
      <text:p text:style-name="P19"><text:span text:style-name="T7"/></text:p>
      <text:p text:style-name="P19"><text:span text:style-name="T7">db.Products.update({'hobbies':'Cricket'},{$set:{'hobbies.$[find]':"New"}},{ arrayFilters: [ <text:s/>{ "find": { $eq: 'Cricket' } } ], multi: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0:54:30.723267654</meta:creation-date>
    <dc:date>2020-10-14T16:30:02.321520748</dc:date>
    <meta:editing-duration>PT5H35M16S</meta:editing-duration>
    <meta:editing-cycles>33</meta:editing-cycles>
    <meta:generator>LibreOffice/6.0.3.2$Linux_X86_64 LibreOffice_project/00m0$Build-2</meta:generator>
    <meta:document-statistic meta:table-count="0" meta:image-count="0" meta:object-count="0" meta:page-count="3" meta:paragraph-count="83" meta:word-count="333" meta:character-count="3062" meta:non-whitespace-character-count="2801"/>
  </office:meta>
</office:document-meta>
</file>